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ad61" officeooo:paragraph-rsid="0005ad6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7dd3" style:font-weight-asian="normal" style:font-weight-complex="normal"/>
    </style:style>
    <style:style style:name="T3" style:family="text">
      <style:text-properties officeooo:rsid="00077d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 Apresente os comportamentos do código anterior nos seguintes casos:</text:p>
      <text:p text:style-name="P1"><text:tab/>(a) Se o usuário insere mais de um nome.</text:p>
      <text:p text:style-name="P1"><text:tab/><text:tab/>$ ./ola_usuario_1</text:p>
      <text:p text:style-name="P1"><text:tab/><text:tab/>$ Digite o seu nome: Eu Mesmo</text:p>
      <text:p text:style-name="P1"><text:tab/><text:span text:style-name="T1"> <text:s/>Nesse caso aparece apenas a primeira string “Eu”</text:span></text:p>
      <text:p text:style-name="P1"><text:tab/>(b) Se o usuário insere mais de um nome entre aspas duplas. Por exemplo:</text:p>
      <text:p text:style-name="P1"><text:tab/><text:tab/>$ ./ola_usuario_1</text:p>
      <text:p text:style-name="P1"><text:tab/><text:tab/>$ Digite o seu nome: "Eu Mesmo"</text:p>
      <text:p text:style-name="P1"><text:tab/> <text:span text:style-name="T1">Ocorreu o mesmo caso que na questão a) apareceu apenas a string Eu</text:span></text:p>
      <text:p text:style-name="P1"><text:tab/>(c) Se é usado um pipe. Por exemplo:</text:p>
      <text:p text:style-name="P1"><text:tab/><text:tab/>$ echo Eu | ./ola_usuario_1</text:p>
      <text:p text:style-name="P1"><text:tab/><text:span text:style-name="T1">Aparece apenas a palavra Eu e o programa fecha</text:span></text:p>
      <text:p text:style-name="P1"><text:tab/>(d) Se é usado um pipe com mais de um nome. Por exemplo:</text:p>
      <text:p text:style-name="P1"><text:tab/><text:tab/>$ echo Eu Mesmo | ./ola_usuario_1</text:p>
      <text:p text:style-name="P1"><text:tab/><text:span text:style-name="T1">Aparece apenas a palavra Eu e o programa fecha</text:span></text:p>
      <text:p text:style-name="P1"><text:tab/>(e) Se é usado um pipe com mais de um nome entre aspas duplas. Por exemplo:</text:p>
      <text:p text:style-name="P1"><text:tab/><text:tab/>$ echo "Eu Mesmo" | ./ola_usuario_1</text:p>
      <text:p text:style-name="P1"><text:tab/><text:span text:style-name="T1">Aparece apenas a palavra Eu e o programa fecha</text:span></text:p>
      <text:p text:style-name="P1"><text:tab/>(f) Se é usado o redirecionamento de arquivo. Por exemplo:</text:p>
      <text:p text:style-name="P1"><text:tab/><text:tab/>$ echo Ola mundo cruel! &gt; ola.txt</text:p>
      <text:p text:style-name="P1"><text:tab/><text:span text:style-name="T2">É criado um arquivo ola.txt com a frase Ola mundo cruel!.</text:span></text:p>
      <text:p text:style-name="P1"><text:tab/><text:tab/>$ ./ola_usuario_1 &lt; ola.txt</text:p>
      <text:p text:style-name="P1"><text:tab/><text:span text:style-name="T2">No terminal apareceu a palavra Ola duas vezes e o arquivo txt não foi modifica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7:02:00.130018533</meta:creation-date>
    <dc:date>2017-03-20T17:18:39.797111193</dc:date>
    <meta:editing-duration>PT5M49S</meta:editing-duration>
    <meta:editing-cycles>1</meta:editing-cycles>
    <meta:document-statistic meta:table-count="0" meta:image-count="0" meta:object-count="0" meta:page-count="1" meta:paragraph-count="23" meta:word-count="200" meta:character-count="1079" meta:non-whitespace-character-count="868"/>
    <meta:generator>LibreOffice/5.1.6.2$Linux_X86_64 LibreOffice_project/10m0$Build-2</meta:generator>
  </office:meta>
</office:document-meta>
</file>